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8486in" table:align="margins"/>
    </style:style>
    <style:style style:name="Table2.A" style:family="table-column">
      <style:table-column-properties style:column-width="1.7125in" style:rel-column-width="16384*"/>
    </style:style>
    <style:style style:name="Table2.D" style:family="table-column">
      <style:table-column-properties style:column-width="1.7118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T1" style:family="text">
      <style:text-properties style:use-window-font-color="true" style:font-name="Georgia" fo:font-size="13pt" style:font-name-asian="Georgia" style:font-size-asian="13pt" style:font-name-complex="Georgia" style:font-size-complex="13pt"/>
    </style:style>
    <style:style style:name="T2" style:family="text">
      <style:text-properties fo:font-weight="bold" style:font-weight-asian="bold" style:font-weight-complex="bold"/>
    </style:style>
    <style:style style:name="T3" style:family="text">
      <style:text-properties style:use-window-font-color="true" style:font-name="Georgia" fo:font-size="13pt" style:font-name-asian="Georgia" style:font-size-asian="13pt" style:font-name-complex="Georgia" style:font-size-complex="13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tracked-changes>
        <text:changed-region text:id="ct695974528">
          <text:deletion>
            <office:change-info>
              <dc:creator>Bob Jacobsen</dc:creator>
              <dc:date>2010-08-30T22:47:00</dc:date>
            </office:change-info>
            <text:p text:style-name="Standard">up to five </text:p>
          </text:deletion>
        </text:changed-region>
        <text:changed-region text:id="ct659097680">
          <text:insertion>
            <office:change-info>
              <dc:creator>Bob Jacobsen</dc:creator>
              <dc:date>2010-08-30T22:47:00</dc:date>
            </office:change-info>
          </text:insertion>
        </text:changed-region>
        <text:changed-region text:id="ct659126976">
          <text:deletion>
            <office:change-info>
              <dc:creator>Bob Jacobsen</dc:creator>
              <dc:date>2010-08-30T22:48:00</dc:date>
            </office:change-info>
            <text:p text:style-name="Standard">drawing</text:p>
          </text:deletion>
        </text:changed-region>
        <text:changed-region text:id="ct689145040">
          <text:deletion>
            <office:change-info>
              <dc:creator>Bob Jacobsen</dc:creator>
              <dc:date>2010-08-30T22:47:00</dc:date>
            </office:change-info>
            <text:p text:style-name="Standard"><text:s/>100mA each to</text:p>
          </text:deletion>
        </text:changed-region>
        <text:changed-region text:id="ct696875968">
          <text:deletion>
            <office:change-info>
              <dc:creator>Bob Jacobsen</dc:creator>
              <dc:date>2010-08-30T22:48:00</dc:date>
            </office:change-info>
            <text:p text:style-name="Standard"><text:s/>be powered</text:p>
          </text:deletion>
        </text:changed-region>
        <text:changed-region text:id="ct658263472">
          <text:insertion>
            <office:change-info>
              <dc:creator>Bob Jacobsen</dc:creator>
              <dc:date>2010-08-30T22:48:00</dc:date>
            </office:change-info>
          </text:insertion>
        </text:changed-region>
        <text:changed-region text:id="ct696858336">
          <text:deletion>
            <office:change-info>
              <dc:creator>Bob Jacobsen</dc:creator>
              <dc:date>2010-08-30T22:48:00</dc:date>
            </office:change-info>
            <text:p text:style-name="Standard"><text:s/>over</text:p>
          </text:deletion>
        </text:changed-region>
        <text:changed-region text:id="ct658876896">
          <text:insertion>
            <office:change-info>
              <dc:creator>Bob Jacobsen</dc:creator>
              <dc:date>2010-08-30T22:48:00</dc:date>
            </office:change-info>
          </text:insertion>
        </text:changed-region>
        <text:changed-region text:id="ct658973792">
          <text:deletion>
            <office:change-info>
              <dc:creator>Bob Jacobsen</dc:creator>
              <dc:date>2010-08-30T07:19:00</dc:date>
            </office:change-info>
            <text:p text:style-name="Standard">.2</text:p>
          </text:deletion>
        </text:changed-region>
        <text:changed-region text:id="ct658976000">
          <text:deletion>
            <office:change-info>
              <dc:creator>Bob Jacobsen</dc:creator>
              <dc:date>2010-08-30T07:25:00</dc:date>
            </office:change-info>
            <text:p text:style-name="Standard">The UTP cables shall contain either 2 or 4 pairs.</text:p>
          </text:deletion>
        </text:changed-region>
        <text:changed-region text:id="ct658979024">
          <text:insertion>
            <office:change-info>
              <dc:creator>Bob Jacobsen</dc:creator>
              <dc:date>2010-08-30T07:24:00</dc:date>
            </office:change-info>
          </text:insertion>
        </text:changed-region>
        <text:changed-region text:id="ct658979184">
          <text:insertion>
            <office:change-info>
              <dc:creator>Bob Jacobsen</dc:creator>
              <dc:date>2010-08-30T07:17:00</dc:date>
            </office:change-info>
          </text:insertion>
        </text:changed-region>
        <text:changed-region text:id="ct658979728">
          <text:insertion>
            <office:change-info>
              <dc:creator>Bob Jacobsen</dc:creator>
              <dc:date>2010-08-30T07:17:00</dc:date>
            </office:change-info>
          </text:insertion>
        </text:changed-region>
        <text:changed-region text:id="ct658979824">
          <text:insertion>
            <office:change-info>
              <dc:creator>Bob Jacobsen</dc:creator>
              <dc:date>2010-08-30T07:22:00</dc:date>
            </office:change-info>
          </text:insertion>
        </text:changed-region>
        <text:changed-region text:id="ct658980064">
          <text:insertion>
            <office:change-info>
              <dc:creator>Bob Jacobsen</dc:creator>
              <dc:date>2010-08-30T07:19:00</dc:date>
            </office:change-info>
          </text:insertion>
        </text:changed-region>
        <text:changed-region text:id="ct658980160">
          <text:insertion>
            <office:change-info>
              <dc:creator>Bob Jacobsen</dc:creator>
              <dc:date>2010-08-30T07:22:00</dc:date>
            </office:change-info>
          </text:insertion>
        </text:changed-region>
        <text:changed-region text:id="ct658980288">
          <text:insertion>
            <office:change-info>
              <dc:creator>Bob Jacobsen</dc:creator>
              <dc:date>2010-08-30T07:19:00</dc:date>
            </office:change-info>
          </text:insertion>
        </text:changed-region>
        <text:changed-region text:id="ct696886288">
          <text:insertion>
            <office:change-info>
              <dc:creator>Bob Jacobsen</dc:creator>
              <dc:date>2010-08-30T07:20:00</dc:date>
            </office:change-info>
          </text:insertion>
        </text:changed-region>
        <text:changed-region text:id="ct658980608">
          <text:insertion>
            <office:change-info>
              <dc:creator>Bob Jacobsen</dc:creator>
              <dc:date>2010-08-30T07:21:00</dc:date>
            </office:change-info>
          </text:insertion>
        </text:changed-region>
        <text:changed-region text:id="ct658980752">
          <text:insertion>
            <office:change-info>
              <dc:creator>Bob Jacobsen</dc:creator>
              <dc:date>2010-08-30T07:23:00</dc:date>
            </office:change-info>
          </text:insertion>
        </text:changed-region>
        <text:changed-region text:id="ct658978432">
          <text:insertion>
            <office:change-info>
              <dc:creator>Bob Jacobsen</dc:creator>
              <dc:date>2010-08-30T07:19:00</dc:date>
            </office:change-info>
          </text:insertion>
        </text:changed-region>
        <text:changed-region text:id="ct658979312">
          <text:insertion>
            <office:change-info>
              <dc:creator>Bob Jacobsen</dc:creator>
              <dc:date>2010-08-30T07:20:00</dc:date>
            </office:change-info>
          </text:insertion>
        </text:changed-region>
        <text:changed-region text:id="ct658961600">
          <text:insertion>
            <office:change-info>
              <dc:creator>Bob Jacobsen</dc:creator>
              <dc:date>2010-08-30T07:21:00</dc:date>
            </office:change-info>
          </text:insertion>
        </text:changed-region>
        <text:changed-region text:id="ct658980848">
          <text:insertion>
            <office:change-info>
              <dc:creator>Bob Jacobsen</dc:creator>
              <dc:date>2010-08-30T07:23:00</dc:date>
            </office:change-info>
          </text:insertion>
        </text:changed-region>
        <text:changed-region text:id="ct658982048">
          <text:insertion>
            <office:change-info>
              <dc:creator>Bob Jacobsen</dc:creator>
              <dc:date>2010-08-30T07:19:00</dc:date>
            </office:change-info>
          </text:insertion>
        </text:changed-region>
        <text:changed-region text:id="ct658981904">
          <text:insertion>
            <office:change-info>
              <dc:creator>Bob Jacobsen</dc:creator>
              <dc:date>2010-08-30T07:20:00</dc:date>
            </office:change-info>
          </text:insertion>
        </text:changed-region>
        <text:changed-region text:id="ct658982192">
          <text:insertion>
            <office:change-info>
              <dc:creator>Bob Jacobsen</dc:creator>
              <dc:date>2010-08-30T07:21:00</dc:date>
            </office:change-info>
          </text:insertion>
        </text:changed-region>
        <text:changed-region text:id="ct658982352">
          <text:insertion>
            <office:change-info>
              <dc:creator>Bob Jacobsen</dc:creator>
              <dc:date>2010-08-30T07:23:00</dc:date>
            </office:change-info>
          </text:insertion>
        </text:changed-region>
        <text:changed-region text:id="ct658982736">
          <text:insertion>
            <office:change-info>
              <dc:creator>Bob Jacobsen</dc:creator>
              <dc:date>2010-08-30T07:19:00</dc:date>
            </office:change-info>
          </text:insertion>
        </text:changed-region>
        <text:changed-region text:id="ct658982896">
          <text:insertion>
            <office:change-info>
              <dc:creator>Bob Jacobsen</dc:creator>
              <dc:date>2010-08-30T07:21:00</dc:date>
            </office:change-info>
          </text:insertion>
        </text:changed-region>
        <text:changed-region text:id="ct658983072">
          <text:insertion>
            <office:change-info>
              <dc:creator>Bob Jacobsen</dc:creator>
              <dc:date>2010-08-30T07:22:00</dc:date>
            </office:change-info>
          </text:insertion>
        </text:changed-region>
        <text:changed-region text:id="ct658983216">
          <text:insertion>
            <office:change-info>
              <dc:creator>Bob Jacobsen</dc:creator>
              <dc:date>2010-08-30T07:22:00</dc:date>
            </office:change-info>
          </text:insertion>
        </text:changed-region>
        <text:changed-region text:id="ct658983600">
          <text:insertion>
            <office:change-info>
              <dc:creator>Bob Jacobsen</dc:creator>
              <dc:date>2010-08-30T07:19:00</dc:date>
            </office:change-info>
          </text:insertion>
        </text:changed-region>
        <text:changed-region text:id="ct658983808">
          <text:insertion>
            <office:change-info>
              <dc:creator>Bob Jacobsen</dc:creator>
              <dc:date>2010-08-30T07:21:00</dc:date>
            </office:change-info>
          </text:insertion>
        </text:changed-region>
        <text:changed-region text:id="ct658984016">
          <text:insertion>
            <office:change-info>
              <dc:creator>Bob Jacobsen</dc:creator>
              <dc:date>2010-08-30T07:22:00</dc:date>
            </office:change-info>
          </text:insertion>
        </text:changed-region>
        <text:changed-region text:id="ct658984144">
          <text:insertion>
            <office:change-info>
              <dc:creator>Bob Jacobsen</dc:creator>
              <dc:date>2010-08-30T07:22:00</dc:date>
            </office:change-info>
          </text:insertion>
        </text:changed-region>
        <text:changed-region text:id="ct658984512">
          <text:insertion>
            <office:change-info>
              <dc:creator>Bob Jacobsen</dc:creator>
              <dc:date>2010-08-30T07:19:00</dc:date>
            </office:change-info>
          </text:insertion>
        </text:changed-region>
        <text:changed-region text:id="ct658984656">
          <text:insertion>
            <office:change-info>
              <dc:creator>Bob Jacobsen</dc:creator>
              <dc:date>2010-08-30T07:21:00</dc:date>
            </office:change-info>
          </text:insertion>
        </text:changed-region>
        <text:changed-region text:id="ct696698352">
          <text:insertion>
            <office:change-info>
              <dc:creator>Bob Jacobsen</dc:creator>
              <dc:date>2010-08-30T23:00:00</dc:date>
            </office:change-info>
          </text:insertion>
        </text:changed-region>
        <text:changed-region text:id="ct658984816">
          <text:insertion>
            <office:change-info>
              <dc:creator>Bob Jacobsen</dc:creator>
              <dc:date>2010-08-30T07:22:00</dc:date>
            </office:change-info>
          </text:insertion>
        </text:changed-region>
        <text:changed-region text:id="ct658984992">
          <text:insertion>
            <office:change-info>
              <dc:creator>Bob Jacobsen</dc:creator>
              <dc:date>2010-08-30T07:23:00</dc:date>
            </office:change-info>
          </text:insertion>
        </text:changed-region>
        <text:changed-region text:id="ct658985360">
          <text:insertion>
            <office:change-info>
              <dc:creator>Bob Jacobsen</dc:creator>
              <dc:date>2010-08-30T07:19:00</dc:date>
            </office:change-info>
          </text:insertion>
        </text:changed-region>
        <text:changed-region text:id="ct659830912">
          <text:insertion>
            <office:change-info>
              <dc:creator>Bob Jacobsen</dc:creator>
              <dc:date>2010-08-30T22:44:00</dc:date>
            </office:change-info>
          </text:insertion>
        </text:changed-region>
        <text:changed-region text:id="ct658985520">
          <text:insertion>
            <office:change-info>
              <dc:creator>Bob Jacobsen</dc:creator>
              <dc:date>2010-08-30T07:21:00</dc:date>
            </office:change-info>
          </text:insertion>
        </text:changed-region>
        <text:changed-region text:id="ct658985616">
          <text:deletion>
            <office:change-info>
              <dc:creator>David Harris</dc:creator>
              <dc:date>2010-08-30T12:30:00</dc:date>
            </office:change-info>
            <text:p text:style-name="Table_20_Contents"><text:span text:style-name="T1">GND</text:span></text:p>
          </text:deletion>
        </text:changed-region>
        <text:changed-region text:id="ct658991408">
          <text:insertion>
            <office:change-info>
              <dc:creator>David Harris</dc:creator>
              <dc:date>2010-08-30T12:30:00</dc:date>
            </office:change-info>
          </text:insertion>
        </text:changed-region>
        <text:changed-region text:id="ct658981616">
          <text:insertion>
            <office:change-info>
              <dc:creator>Bob Jacobsen</dc:creator>
              <dc:date>2010-08-30T07:22:00</dc:date>
            </office:change-info>
          </text:insertion>
        </text:changed-region>
        <text:changed-region text:id="ct658991888">
          <text:insertion>
            <office:change-info>
              <dc:creator>Bob Jacobsen</dc:creator>
              <dc:date>2010-08-30T07:22:00</dc:date>
            </office:change-info>
          </text:insertion>
        </text:changed-region>
        <text:changed-region text:id="ct658990704">
          <text:insertion>
            <office:change-info>
              <dc:creator>Bob Jacobsen</dc:creator>
              <dc:date>2010-08-30T07:19:00</dc:date>
            </office:change-info>
          </text:insertion>
        </text:changed-region>
        <text:changed-region text:id="ct659151664">
          <text:insertion>
            <office:change-info>
              <dc:creator>Bob Jacobsen</dc:creator>
              <dc:date>2010-08-30T22:44:00</dc:date>
            </office:change-info>
          </text:insertion>
        </text:changed-region>
        <text:changed-region text:id="ct659025104">
          <text:insertion>
            <office:change-info>
              <dc:creator>Bob Jacobsen</dc:creator>
              <dc:date>2010-08-30T07:21:00</dc:date>
            </office:change-info>
          </text:insertion>
        </text:changed-region>
        <text:changed-region text:id="ct658985168">
          <text:insertion>
            <office:change-info>
              <dc:creator>David Harris</dc:creator>
              <dc:date>2010-08-30T12:30:00</dc:date>
            </office:change-info>
          </text:insertion>
        </text:changed-region>
        <text:changed-region text:id="ct658992064">
          <text:deletion>
            <office:change-info>
              <dc:creator>David Harris</dc:creator>
              <dc:date>2010-08-30T12:30:00</dc:date>
            </office:change-info>
            <text:p text:style-name="Table_20_Contents"><text:span text:style-name="T1">+</text:span></text:p>
          </text:deletion>
        </text:changed-region>
        <text:changed-region text:id="ct658992160">
          <text:insertion>
            <office:change-info>
              <dc:creator>David Harris</dc:creator>
              <dc:date>2010-08-30T12:30:00</dc:date>
            </office:change-info>
          </text:insertion>
        </text:changed-region>
        <text:changed-region text:id="ct658991536">
          <text:insertion>
            <office:change-info>
              <dc:creator>Bob Jacobsen</dc:creator>
              <dc:date>2010-08-30T07:22:00</dc:date>
            </office:change-info>
          </text:insertion>
        </text:changed-region>
        <text:changed-region text:id="ct658991168">
          <text:insertion>
            <office:change-info>
              <dc:creator>Bob Jacobsen</dc:creator>
              <dc:date>2010-08-30T07:22:00</dc:date>
            </office:change-info>
          </text:insertion>
        </text:changed-region>
        <text:changed-region text:id="ct658978656">
          <text:deletion>
            <office:change-info>
              <dc:creator>Bob Jacobsen</dc:creator>
              <dc:date>2010-08-30T07:23:00</dc:date>
            </office:change-info>
            <text:p text:style-name="Standard">(Table here)</text:p>
          </text:deletion>
        </text:changed-region>
        <text:changed-region text:id="ct659025360">
          <text:deletion>
            <office:change-info>
              <dc:creator>Bob Jacobsen</dc:creator>
              <dc:date>2010-08-30T07:25:00</dc:date>
            </office:change-info>
            <text:p text:style-name="Standard"/>
            <text:p text:style-name="Standard"/>
          </text:deletion>
        </text:changed-region>
        <text:changed-region text:id="ct659022976">
          <text:insertion>
            <office:change-info>
              <dc:creator>Bob Jacobsen</dc:creator>
              <dc:date>2010-08-30T07:25:00</dc:date>
            </office:change-info>
          </text:insertion>
        </text:changed-region>
        <text:changed-region text:id="ct658976608">
          <text:insertion>
            <office:change-info>
              <dc:creator>Bob Jacobsen</dc:creator>
              <dc:date>2010-08-30T07:34:00</dc:date>
            </office:change-info>
          </text:insertion>
        </text:changed-region>
        <text:changed-region text:id="ct658983696">
          <text:insertion>
            <office:change-info>
              <dc:creator>Bob Jacobsen</dc:creator>
              <dc:date>2010-08-30T07:35:00</dc:date>
            </office:change-info>
          </text:insertion>
        </text:changed-region>
        <text:changed-region text:id="ct659023168">
          <text:insertion>
            <office:change-info>
              <dc:creator>Bob Jacobsen</dc:creator>
              <dc:date>2010-08-30T07:32:00</dc:date>
            </office:change-info>
          </text:insertion>
        </text:changed-region>
        <text:changed-region text:id="ct658954160">
          <text:deletion>
            <office:change-info>
              <dc:creator>Bob Jacobsen</dc:creator>
              <dc:date>2010-08-30T07:27:00</dc:date>
            </office:change-info>
            <text:p text:style-name="Standard">all conductors </text:p>
          </text:deletion>
        </text:changed-region>
        <text:changed-region text:id="ct666953824">
          <text:insertion>
            <office:change-info>
              <dc:creator>Bob Jacobsen</dc:creator>
              <dc:date>2010-08-30T22:52:00</dc:date>
            </office:change-info>
          </text:insertion>
        </text:changed-region>
        <text:changed-region text:id="ct658954544">
          <text:insertion>
            <office:change-info>
              <dc:creator>Bob Jacobsen</dc:creator>
              <dc:date>2010-08-30T07:27:00</dc:date>
            </office:change-info>
          </text:insertion>
        </text:changed-region>
        <text:changed-region text:id="ct658954640">
          <text:insertion>
            <office:change-info>
              <dc:creator>Bob Jacobsen</dc:creator>
              <dc:date>2010-08-30T07:27:00</dc:date>
            </office:change-info>
          </text:insertion>
        </text:changed-region>
        <text:changed-region text:id="ct658954736">
          <text:deletion>
            <office:change-info>
              <dc:creator>Bob Jacobsen</dc:creator>
              <dc:date>2010-08-30T07:27:00</dc:date>
            </office:change-info>
            <text:p text:style-name="Standard">1A current or better. </text:p>
          </text:deletion>
        </text:changed-region>
        <text:changed-region text:id="ct658954832">
          <text:insertion>
            <office:change-info>
              <dc:creator>Bob Jacobsen</dc:creator>
              <dc:date>2010-08-30T07:27:00</dc:date>
            </office:change-info>
          </text:insertion>
        </text:changed-region>
        <text:changed-region text:id="ct659022832">
          <text:insertion>
            <office:change-info>
              <dc:creator>Bob Jacobsen</dc:creator>
              <dc:date>2010-08-30T07:28:00</dc:date>
            </office:change-info>
          </text:insertion>
        </text:changed-region>
        <text:changed-region text:id="ct659132256">
          <text:insertion>
            <office:change-info>
              <dc:creator>Bob Jacobsen</dc:creator>
              <dc:date>2010-08-30T22:52:00</dc:date>
            </office:change-info>
          </text:insertion>
        </text:changed-region>
        <text:changed-region text:id="ct696857392">
          <text:insertion>
            <office:change-info>
              <dc:creator>Bob Jacobsen</dc:creator>
              <dc:date>2010-08-30T22:53:00</dc:date>
            </office:change-info>
          </text:insertion>
        </text:changed-region>
        <text:changed-region text:id="ct658750416">
          <text:insertion>
            <office:change-info>
              <dc:creator>Bob Jacobsen</dc:creator>
              <dc:date>2010-08-30T22:54:00</dc:date>
            </office:change-info>
          </text:insertion>
        </text:changed-region>
        <text:changed-region text:id="ct659833008">
          <text:insertion>
            <office:change-info>
              <dc:creator>Bob Jacobsen</dc:creator>
              <dc:date>2010-08-30T22:56:00</dc:date>
            </office:change-info>
          </text:insertion>
        </text:changed-region>
        <text:changed-region text:id="ct658974144">
          <text:deletion>
            <office:change-info>
              <dc:creator>Bob Jacobsen</dc:creator>
              <dc:date>2010-08-30T07:26:00</dc:date>
            </office:change-info>
            <text:p text:style-name="Standard">.</text:p>
          </text:deletion>
        </text:changed-region>
        <text:changed-region text:id="ct658990352">
          <text:insertion>
            <office:change-info>
              <dc:creator>Bob Jacobsen</dc:creator>
              <dc:date>2010-08-30T07:26:00</dc:date>
            </office:change-info>
          </text:insertion>
        </text:changed-region>
        <text:changed-region text:id="ct658955152">
          <text:deletion>
            <office:change-info>
              <dc:creator>Bob Jacobsen</dc:creator>
              <dc:date>2010-08-30T07:28:00</dc:date>
            </office:change-info>
            <text:p text:style-name="Standard">s</text:p>
          </text:deletion>
        </text:changed-region>
        <text:changed-region text:id="ct658955248">
          <text:insertion>
            <office:change-info>
              <dc:creator>Bob Jacobsen</dc:creator>
              <dc:date>2010-08-30T07:28:00</dc:date>
            </office:change-info>
          </text:insertion>
        </text:changed-region>
        <text:changed-region text:id="ct658977968">
          <text:insertion>
            <office:change-info>
              <dc:creator>David Harris</dc:creator>
              <dc:date>2010-08-30T12:33:00</dc:date>
            </office:change-info>
          </text:insertion>
        </text:changed-region>
        <text:changed-region text:id="ct659024048">
          <text:deletion>
            <office:change-info>
              <dc:creator>David Harris</dc:creator>
              <dc:date>2010-08-30T12:33:00</dc:date>
            </office:change-info>
            <text:p text:style-name="Standard">N</text:p>
          </text:deletion>
        </text:changed-region>
        <text:changed-region text:id="ct658955760">
          <text:deletion>
            <office:change-info>
              <dc:creator>David Harris</dc:creator>
              <dc:date>2010-08-30T12:33:00</dc:date>
            </office:change-info>
            <text:p text:style-name="Standard">s</text:p>
          </text:deletion>
        </text:changed-region>
        <text:changed-region text:id="ct658954960">
          <text:deletion>
            <office:change-info>
              <dc:creator>David Harris</dc:creator>
              <dc:date>2010-08-30T12:33:00</dc:date>
            </office:change-info>
            <text:p text:style-name="Standard">are</text:p>
          </text:deletion>
        </text:changed-region>
        <text:changed-region text:id="ct658955440">
          <text:insertion>
            <office:change-info>
              <dc:creator>David Harris</dc:creator>
              <dc:date>2010-08-30T12:33:00</dc:date>
            </office:change-info>
          </text:insertion>
        </text:changed-region>
        <text:changed-region text:id="ct659024352">
          <text:insertion>
            <office:change-info>
              <dc:creator>Bob Jacobsen</dc:creator>
              <dc:date>2010-08-30T07:29:00</dc:date>
            </office:change-info>
          </text:insertion>
        </text:changed-region>
        <text:changed-region text:id="ct659024448">
          <text:deletion>
            <office:change-info>
              <dc:creator>David Harris</dc:creator>
              <dc:date>2010-08-30T12:30:00</dc:date>
            </office:change-info>
            <text:p text:style-name="Standard">+</text:p>
          </text:deletion>
        </text:changed-region>
        <text:changed-region text:id="ct658956160">
          <text:insertion>
            <office:change-info>
              <dc:creator>David Harris</dc:creator>
              <dc:date>2010-08-30T12:30:00</dc:date>
            </office:change-info>
          </text:insertion>
        </text:changed-region>
        <text:changed-region text:id="ct658956256">
          <text:insertion>
            <office:change-info>
              <dc:creator>David Harris</dc:creator>
              <dc:date>2010-08-30T12:31:00</dc:date>
            </office:change-info>
          </text:insertion>
        </text:changed-region>
        <text:changed-region text:id="ct659074144">
          <text:deletion>
            <office:change-info>
              <dc:creator>Bob Jacobsen</dc:creator>
              <dc:date>2010-08-30T22:45:00</dc:date>
            </office:change-info>
            <text:p text:style-name="Standard">CAN</text:p>
          </text:deletion>
          <text:insertion>
            <office:change-info office:chg-author="David Harris" office:chg-date-time="2010-08-30T12:31:00"/>
          </text:insertion>
        </text:changed-region>
        <text:changed-region text:id="ct658187584">
          <text:insertion>
            <office:change-info>
              <dc:creator>Bob Jacobsen</dc:creator>
              <dc:date>2010-08-30T22:45:00</dc:date>
            </office:change-info>
          </text:insertion>
        </text:changed-region>
        <text:changed-region text:id="ct659089760">
          <text:insertion>
            <office:change-info>
              <dc:creator>David Harris</dc:creator>
              <dc:date>2010-08-30T12:31:00</dc:date>
            </office:change-info>
          </text:insertion>
        </text:changed-region>
        <text:changed-region text:id="ct658956544">
          <text:insertion>
            <office:change-info>
              <dc:creator>Bob Jacobsen</dc:creator>
              <dc:date>2010-08-30T07:29:00</dc:date>
            </office:change-info>
          </text:insertion>
        </text:changed-region>
        <text:changed-region text:id="ct658956640">
          <text:insertion>
            <office:change-info>
              <dc:creator>David Harris</dc:creator>
              <dc:date>2010-08-30T12:31:00</dc:date>
            </office:change-info>
          </text:insertion>
        </text:changed-region>
        <text:changed-region text:id="ct658956736">
          <text:insertion>
            <office:change-info>
              <dc:creator>David Harris</dc:creator>
              <dc:date>2010-08-30T12:31:00</dc:date>
            </office:change-info>
          </text:insertion>
        </text:changed-region>
        <text:changed-region text:id="ct659915360">
          <text:deletion>
            <office:change-info>
              <dc:creator>Bob Jacobsen</dc:creator>
              <dc:date>2010-08-30T22:45:00</dc:date>
            </office:change-info>
            <text:p text:style-name="Standard">CAN</text:p>
          </text:deletion>
          <text:insertion>
            <office:change-info office:chg-author="David Harris" office:chg-date-time="2010-08-30T12:32:00"/>
          </text:insertion>
        </text:changed-region>
        <text:changed-region text:id="ct658956832">
          <text:deletion>
            <office:change-info>
              <dc:creator>Bob Jacobsen</dc:creator>
              <dc:date>2010-08-30T22:49:00</dc:date>
            </office:change-info>
            <text:p text:style-name="Standard">_VNEG may be connected to </text:p>
          </text:deletion>
          <text:insertion>
            <office:change-info office:chg-author="David Harris" office:chg-date-time="2010-08-30T12:32:00"/>
          </text:insertion>
        </text:changed-region>
        <text:changed-region text:id="ct660162896">
          <text:deletion>
            <office:change-info>
              <dc:creator>Bob Jacobsen</dc:creator>
              <dc:date>2010-08-30T22:45:00</dc:date>
            </office:change-info>
            <text:p text:style-name="Standard">CAN</text:p>
          </text:deletion>
          <text:insertion>
            <office:change-info office:chg-author="David Harris" office:chg-date-time="2010-08-30T12:32:00"/>
          </text:insertion>
        </text:changed-region>
        <text:changed-region text:id="ct659077120">
          <text:deletion>
            <office:change-info>
              <dc:creator>Bob Jacobsen</dc:creator>
              <dc:date>2010-08-30T22:49:00</dc:date>
            </office:change-info>
            <text:p text:style-name="Standard">_GND, but it is recommended that this is through a decoupling network. <text:s/>A recommended network could consist</text:p>
          </text:deletion>
          <text:insertion>
            <office:change-info office:chg-author="David Harris" office:chg-date-time="2010-08-30T12:32:00"/>
          </text:insertion>
        </text:changed-region>
        <text:changed-region text:id="ct658274224">
          <text:deletion>
            <office:change-info>
              <dc:creator>Bob Jacobsen</dc:creator>
              <dc:date>2010-08-30T22:49:00</dc:date>
            </office:change-info>
            <text:p text:style-name="Standard"><text:s/>of a 10 ohm resistor in parallel to a 0.1 uF capacitor.</text:p>
          </text:deletion>
          <text:insertion>
            <office:change-info office:chg-author="David Harris" office:chg-date-time="2010-08-30T12:33:00"/>
          </text:insertion>
        </text:changed-region>
        <text:changed-region text:id="ct658956928">
          <text:insertion>
            <office:change-info>
              <dc:creator>David Harris</dc:creator>
              <dc:date>2010-08-30T12:33:00</dc:date>
            </office:change-info>
          </text:insertion>
        </text:changed-region>
        <text:changed-region text:id="ct658957024">
          <text:deletion>
            <office:change-info>
              <dc:creator>David Harris</dc:creator>
              <dc:date>2010-08-30T12:33:00</dc:date>
            </office:change-info>
            <text:p text:style-name="Standard">they do</text:p>
          </text:deletion>
        </text:changed-region>
        <text:changed-region text:id="ct658957120">
          <text:insertion>
            <office:change-info>
              <dc:creator>David Harris</dc:creator>
              <dc:date>2010-08-30T12:33:00</dc:date>
            </office:change-info>
          </text:insertion>
        </text:changed-region>
        <text:changed-region text:id="ct658977184">
          <text:insertion>
            <office:change-info>
              <dc:creator>David Harris</dc:creator>
              <dc:date>2010-08-30T12:34:00</dc:date>
            </office:change-info>
          </text:insertion>
        </text:changed-region>
        <text:changed-region text:id="ct658956016">
          <text:insertion>
            <office:change-info>
              <dc:creator>David Harris</dc:creator>
              <dc:date>2010-08-30T12:34:00</dc:date>
            </office:change-info>
          </text:insertion>
        </text:changed-region>
        <text:changed-region text:id="ct658957344">
          <text:deletion>
            <office:change-info>
              <dc:creator>David Harris</dc:creator>
              <dc:date>2010-08-30T12:34:00</dc:date>
            </office:change-info>
            <text:p text:style-name="Standard">they </text:p>
          </text:deletion>
        </text:changed-region>
        <text:changed-region text:id="ct658956448">
          <text:deletion>
            <office:change-info>
              <dc:creator>David Harris</dc:creator>
              <dc:date>2010-08-30T12:34:00</dc:date>
            </office:change-info>
            <text:p text:style-name="Standard">their</text:p>
          </text:deletion>
        </text:changed-region>
        <text:changed-region text:id="ct658957504">
          <text:insertion>
            <office:change-info>
              <dc:creator>David Harris</dc:creator>
              <dc:date>2010-08-30T12:34:00</dc:date>
            </office:change-info>
          </text:insertion>
        </text:changed-region>
        <text:changed-region text:id="ct658957712">
          <text:deletion>
            <office:change-info>
              <dc:creator>David Harris</dc:creator>
              <dc:date>2010-08-30T12:34:00</dc:date>
            </office:change-info>
            <text:p text:style-name="Standard">Their</text:p>
          </text:deletion>
        </text:changed-region>
        <text:changed-region text:id="ct658977280">
          <text:insertion>
            <office:change-info>
              <dc:creator>David Harris</dc:creator>
              <dc:date>2010-08-30T12:34:00</dc:date>
            </office:change-info>
          </text:insertion>
        </text:changed-region>
        <text:changed-region text:id="ct696061408">
          <text:insertion>
            <office:change-info>
              <dc:creator>Bob Jacobsen</dc:creator>
              <dc:date>2010-08-30T22:46:00</dc:date>
            </office:change-info>
          </text:insertion>
        </text:changed-region>
        <text:changed-region text:id="ct659127904">
          <text:insertion>
            <office:change-info>
              <dc:creator>Bob Jacobsen</dc:creator>
              <dc:date>2010-08-30T22:45:00</dc:date>
            </office:change-info>
          </text:insertion>
        </text:changed-region>
        <text:changed-region text:id="ct658957936">
          <text:insertion>
            <office:change-info>
              <dc:creator>Bob Jacobsen</dc:creator>
              <dc:date>2010-08-30T07:29:00</dc:date>
            </office:change-info>
          </text:insertion>
        </text:changed-region>
        <text:changed-region text:id="ct658958128">
          <text:deletion>
            <office:change-info>
              <dc:creator>Bob Jacobsen</dc:creator>
              <dc:date>2010-08-30T07:12:00</dc:date>
            </office:change-info>
            <text:p text:style-name="Standard">N</text:p>
          </text:deletion>
        </text:changed-region>
        <text:changed-region text:id="ct658958032">
          <text:deletion>
            <office:change-info>
              <dc:creator>Bob Jacobsen</dc:creator>
              <dc:date>2010-08-30T07:13:00</dc:date>
            </office:change-info>
            <text:p text:style-name="Standard">odes shall be labelled with the maximum current they draw.</text:p>
          </text:deletion>
        </text:changed-region>
        <text:changed-region text:id="ct658958256">
          <text:insertion>
            <office:change-info>
              <dc:creator>Bob Jacobsen</dc:creator>
              <dc:date>2010-08-30T07:11:00</dc:date>
            </office:change-info>
          </text:insertion>
        </text:changed-region>
        <text:changed-region text:id="ct658958480">
          <text:deletion>
            <office:change-info>
              <dc:creator>Bob Jacobsen</dc:creator>
              <dc:date>2010-08-30T07:11:00</dc:date>
            </office:change-info>
            <text:p text:style-name="Standard">1</text:p>
          </text:deletion>
        </text:changed-region>
        <text:changed-region text:id="ct658958384">
          <text:deletion>
            <office:change-info>
              <dc:creator>Bob Jacobsen</dc:creator>
              <dc:date>2010-08-30T07:30:00</dc:date>
            </office:change-info>
            <text:p text:style-name="Standard">0</text:p>
          </text:deletion>
        </text:changed-region>
        <text:changed-region text:id="ct658990560">
          <text:insertion>
            <office:change-info>
              <dc:creator>Bob Jacobsen</dc:creator>
              <dc:date>2010-08-30T07:30:00</dc:date>
            </office:change-info>
          </text:insertion>
        </text:changed-region>
        <text:changed-region text:id="ct659023424">
          <text:deletion>
            <office:change-info>
              <dc:creator>Bob Jacobsen</dc:creator>
              <dc:date>2010-08-30T07:30:00</dc:date>
            </office:change-info>
            <text:p text:style-name="Standard">when powered at</text:p>
          </text:deletion>
        </text:changed-region>
        <text:changed-region text:id="ct658959008">
          <text:insertion>
            <office:change-info>
              <dc:creator>Bob Jacobsen</dc:creator>
              <dc:date>2010-08-30T07:30:00</dc:date>
            </office:change-info>
          </text:insertion>
        </text:changed-region>
        <text:changed-region text:id="ct696519936">
          <text:insertion>
            <office:change-info>
              <dc:creator>Bob Jacobsen</dc:creator>
              <dc:date>2010-08-30T22:45:00</dc:date>
            </office:change-info>
          </text:insertion>
        </text:changed-region>
        <text:changed-region text:id="ct658958784">
          <text:insertion>
            <office:change-info>
              <dc:creator>Bob Jacobsen</dc:creator>
              <dc:date>2010-08-30T07:30:00</dc:date>
            </office:change-info>
          </text:insertion>
        </text:changed-region>
        <text:changed-region text:id="ct658959424">
          <text:deletion>
            <office:change-info>
              <dc:creator>Bob Jacobsen</dc:creator>
              <dc:date>2010-08-30T07:30:00</dc:date>
            </office:change-info>
            <text:p text:style-name="Standard">cable</text:p>
          </text:deletion>
        </text:changed-region>
        <text:changed-region text:id="ct659069632">
          <text:insertion>
            <office:change-info>
              <dc:creator>Bob Jacobsen</dc:creator>
              <dc:date>2010-08-30T22:46:00</dc:date>
            </office:change-info>
          </text:insertion>
        </text:changed-region>
        <text:changed-region text:id="ct658959520">
          <text:insertion>
            <office:change-info>
              <dc:creator>Bob Jacobsen</dc:creator>
              <dc:date>2010-08-30T07:30:00</dc:date>
            </office:change-info>
          </text:insertion>
        </text:changed-region>
        <text:changed-region text:id="ct660163136">
          <text:insertion>
            <office:change-info>
              <dc:creator>Bob Jacobsen</dc:creator>
              <dc:date>2010-08-30T22:46:00</dc:date>
            </office:change-info>
          </text:insertion>
        </text:changed-region>
        <text:changed-region text:id="ct658958608">
          <text:insertion>
            <office:change-info>
              <dc:creator>Bob Jacobsen</dc:creator>
              <dc:date>2010-08-30T07:16:00</dc:date>
            </office:change-info>
          </text:insertion>
        </text:changed-region>
        <text:changed-region text:id="ct658958880">
          <text:insertion>
            <office:change-info>
              <dc:creator>Bob Jacobsen</dc:creator>
              <dc:date>2010-08-30T07:31:00</dc:date>
            </office:change-info>
          </text:insertion>
        </text:changed-region>
        <text:changed-region text:id="ct658338592">
          <text:insertion>
            <office:change-info>
              <dc:creator>Bob Jacobsen</dc:creator>
              <dc:date>2010-08-30T22:49:00</dc:date>
            </office:change-info>
          </text:insertion>
        </text:changed-region>
        <text:changed-region text:id="ct658855488">
          <text:deletion>
            <office:change-info>
              <dc:creator>Bob Jacobsen</dc:creator>
              <dc:date>2010-08-30T22:48:00</dc:date>
            </office:change-info>
            <text:p text:style-name="P1"/>
            <text:p text:style-name="Standard"/>
            <text:p text:style-name="Standard"/>
            <text:p text:style-name="P1"/>
          </text:deletion>
        </text:changed-region>
        <text:changed-region text:id="ct666942000">
          <text:insertion>
            <office:change-info>
              <dc:creator>Bob Jacobsen</dc:creator>
              <dc:date>2010-08-30T22:55:00</dc:date>
            </office:change-info>
          </text:insertion>
        </text:changed-region>
        <text:changed-region text:id="ct696923440">
          <text:format-change>
            <office:change-info>
              <dc:creator>Bob Jacobsen</dc:creator>
              <dc:date>2010-08-30T22:49:00</dc:date>
            </office:change-info>
          </text:format-change>
        </text:changed-region>
        <text:changed-region text:id="ct658861952">
          <text:insertion>
            <office:change-info>
              <dc:creator>Bob Jacobsen</dc:creator>
              <dc:date>2010-08-30T22: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Informative)</text:p>
      <text:p text:style-name="Standard"/>
      <text:p text:style-name="Standard">This document describes the physical layer for carrying NMRAnet over a Controller Area Network (CAN) link or links. It describes nothing else. Seriously, if you want to know about Ethernet, or modular standards for power connections, or how to make really good fried chicken, look elsewhere.</text:p>
      <text:p text:style-name="Standard"/>
      <text:p text:style-name="P1">Intended Use (Informative)</text:p>
      <text:p text:style-name="Standard"/>
      <text:p text:style-name="Standard">Suitable NMRAnet nodes can be connected by cables to form a linear CAN bus with optional short stubs. <text:s/>Users can expect to be able to form networks within limitations:</text:p>
      <text:p text:style-name="Standard"/>
      <text:list xml:id="list1442506167" text:style-name="L1">
        <text:list-item>
          <text:p text:style-name="P4">Total cable length of 1000 ft / 300m; stub cables count double their length in that total; nodes count as 20 ft / 6m in that total</text:p>
        </text:list-item>
        <text:list-item>
          <text:p text:style-name="P4">Never less than 1 ft / 30cm of cable between nodes, nor between a stub connection and a node.</text:p>
        </text:list-item>
        <text:list-item>
          <text:p text:style-name="P4">No more than 50 nodes connected</text:p>
        </text:list-item>
      </text:list>
      <text:p text:style-name="Standard"/>
      <text:p text:style-name="Standard">NMRAnet nodes generally have two RJ45 modular connectors and can be daisy-chained together with suitable computer-network (“Ethernet”) cables. A CAN terminator is installed by the user at each end of the main bus.</text:p>
      <text:p text:style-name="Standard"/>
      <text:p text:style-name="Standard">A limited amount of power can be distributed via the cable, allowing <text:change text:change-id="ct695974528"/><text:change-start text:change-id="ct659097680"/>a few <text:change-end text:change-id="ct659097680"/>nodes <text:change text:change-id="ct659126976"/><text:change text:change-id="ct689145040"/><text:change text:change-id="ct696875968"/><text:change-start text:change-id="ct658263472"/>draw limited power<text:change-end text:change-id="ct658263472"/><text:change text:change-id="ct696858336"/><text:change-start text:change-id="ct658876896"/> from<text:change-end text:change-id="ct658876896"/> a 10 ft / 3m length of the common bus.</text:p>
      <text:p text:style-name="Standard"/>
      <text:p text:style-name="P1">References &amp; Context (Normative)</text:p>
      <text:p text:style-name="Standard"/>
      <text:p text:style-name="Standard">In this document</text:p>
      <text:p text:style-name="Standard"/>
      <text:list xml:id="list572340410" text:style-name="L2">
        <text:list-item>
          <text:p text:style-name="P5">“RJ45” refers to the miniature 8 position unkeyed plug and jack defined in sections Section 6.1.1.3 <text:s/>and Section 6.1.1.4, respectively, of the TIA-968-A specification.</text:p>
        </text:list-item>
        <text:list-item>
          <text:p text:style-name="P5">“UTP” refers to CAT-3 or better cable as defined in TIA/EIA-568-B<text:change text:change-id="ct658973792"/> or the successor TIA/EIA-568-C.</text:p>
        </text:list-item>
        <text:list-item>
          <text:p text:style-name="P5">“CAN” refers to the electrical and protocol specifications as defined in ISO 11898-1:2003 and ISO 11898-2:2003 and their successors.</text:p>
        </text:list-item>
      </text:list>
      <text:p text:style-name="Standard"/>
      <text:p text:style-name="Standard">External certification of parts shall be accepted for conformance to these standards. Conformance with a later version of a standard shall be accepted as conformance with the referenced versions.</text:p>
      <text:p text:style-name="Standard"/>
      <text:p text:style-name="P1">Physical Interconnection (Normative)</text:p>
      <text:p text:style-name="Standard"/>
      <text:p text:style-name="Standard">CAN connections between nodes shall be made using UTP cable. Connectors are not required, but if connectors are provided, there shall be a RJ45 plug on the cable and RJ45 jack on the node. <text:change text:change-id="ct658976000"/><text:s/>The signal, conductor and pair assignments shall be:</text:p>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number-columns-repeated="3"/>
              <table:table-column table:style-name="Table2.D"/>
              <table:table-row>
                <table:table-cell table:style-name="Table2.A1" office:value-type="string">
                  <text:p text:style-name="P2"><text:change-start text:change-id="ct658979024"/>Conductor<text:change-end text:change-id="ct658979024"/></text:p>
                </table:table-cell>
                <table:table-cell table:style-name="Table2.A1" office:value-type="string">
                  <text:p text:style-name="P2"><text:change-start text:change-id="ct658979184"/>Signal Name<text:change-end text:change-id="ct658979184"/></text:p>
                </table:table-cell>
                <table:table-cell table:style-name="Table2.A1" office:value-type="string">
                  <text:p text:style-name="Table_20_Contents"><text:change-start text:change-id="ct658979728"/><text:span text:style-name="T2">TIA/EIA-568-A Pair</text:span><text:change-end text:change-id="ct658979728"/><text:change-start text:change-id="ct658979824"/><text:line-break/>(Informative)<text:change-end text:change-id="ct658979824"/></text:p>
                </table:table-cell>
                <table:table-cell table:style-name="Table2.D1" office:value-type="string">
                  <text:p text:style-name="Table_20_Contents"><text:change-start text:change-id="ct658980064"/><text:span text:style-name="T2">TIA/EIA-568-B Pair</text:span><text:change-end text:change-id="ct658980064"/><text:change-start text:change-id="ct658980160"/><text:line-break/>(Informative)<text:change-end text:change-id="ct658980160"/></text:p>
                </table:table-cell>
              </table:table-row>
              <table:table-row>
                <table:table-cell table:style-name="Table2.A2" office:value-type="float" office:value="1">
                  <text:p text:style-name="Table_20_Contents"><text:change-start text:change-id="ct658980288"/>1<text:change-end text:change-id="ct658980288"/></text:p>
                </table:table-cell>
                <table:table-cell table:style-name="Table2.B2" office:value-type="string">
                  <text:p text:style-name="Table_20_Contents"><text:change-start text:change-id="ct696886288"/>CAN_H<text:change-end text:change-id="ct696886288"/></text:p>
                </table:table-cell>
                <table:table-cell table:style-name="Table2.B2" office:value-type="string">
                  <text:p text:style-name="Table_20_Contents"><text:change-start text:change-id="ct658980608"/>white/green<text:change-end text:change-id="ct658980608"/></text:p>
                </table:table-cell>
                <table:table-cell table:style-name="Table2.D2" office:value-type="string">
                  <text:p text:style-name="Table_20_Contents"><text:change-start text:change-id="ct658980752"/>white/orange<text:change-end text:change-id="ct658980752"/></text:p>
                </table:table-cell>
              </table:table-row>
              <table:table-row>
                <table:table-cell table:style-name="Table2.A2" office:value-type="float" office:value="2">
                  <text:p text:style-name="Table_20_Contents"><text:change-start text:change-id="ct658978432"/>2<text:change-end text:change-id="ct658978432"/></text:p>
                </table:table-cell>
                <table:table-cell table:style-name="Table2.B2" office:value-type="string">
                  <text:p text:style-name="Table_20_Contents"><text:change-start text:change-id="ct658979312"/>CAN_L<text:change-end text:change-id="ct658979312"/></text:p>
                </table:table-cell>
                <table:table-cell table:style-name="Table2.B2" office:value-type="string">
                  <text:p text:style-name="Table_20_Contents"><text:change-start text:change-id="ct658961600"/>green<text:change-end text:change-id="ct658961600"/></text:p>
                </table:table-cell>
                <table:table-cell table:style-name="Table2.D2" office:value-type="string">
                  <text:p text:style-name="Table_20_Contents"><text:change-start text:change-id="ct658980848"/>orange<text:change-end text:change-id="ct658980848"/></text:p>
                </table:table-cell>
              </table:table-row>
              <table:table-row>
                <table:table-cell table:style-name="Table2.A2" office:value-type="float" office:value="3">
                  <text:p text:style-name="Table_20_Contents"><text:change-start text:change-id="ct658982048"/><text:soft-page-break/>3<text:change-end text:change-id="ct658982048"/></text:p>
                </table:table-cell>
                <table:table-cell table:style-name="Table2.B2" office:value-type="string">
                  <text:p text:style-name="Table_20_Contents"><text:change-start text:change-id="ct658981904"/>CAN_GND<text:change-end text:change-id="ct658981904"/></text:p>
                </table:table-cell>
                <table:table-cell table:style-name="Table2.B2" office:value-type="string">
                  <text:p text:style-name="Table_20_Contents"><text:change-start text:change-id="ct658982192"/>white/orange<text:change-end text:change-id="ct658982192"/></text:p>
                </table:table-cell>
                <table:table-cell table:style-name="Table2.D2" office:value-type="string">
                  <text:p text:style-name="Table_20_Contents"><text:change-start text:change-id="ct658982352"/>white/green<text:change-end text:change-id="ct658982352"/></text:p>
                </table:table-cell>
              </table:table-row>
              <table:table-row>
                <table:table-cell table:style-name="Table2.A2" office:value-type="float" office:value="4">
                  <text:p text:style-name="Table_20_Contents"><text:change-start text:change-id="ct658982736"/>4<text:change-end text:change-id="ct658982736"/></text:p>
                </table:table-cell>
                <table:table-cell table:style-name="Table2.B2" office:value-type="string">
                  <text:p text:style-name="Table_20_Contents"><text:change-start text:change-id="ct658982896"/>Reserved<text:change-end text:change-id="ct658982896"/></text:p>
                </table:table-cell>
                <table:table-cell table:style-name="Table2.B2" office:value-type="string">
                  <text:p text:style-name="Table_20_Contents"><text:change-start text:change-id="ct658983072"/>blue<text:change-end text:change-id="ct658983072"/></text:p>
                </table:table-cell>
                <table:table-cell table:style-name="Table2.D2" office:value-type="string">
                  <text:p text:style-name="Table_20_Contents"><text:change-start text:change-id="ct658983216"/>blue<text:change-end text:change-id="ct658983216"/></text:p>
                </table:table-cell>
              </table:table-row>
              <table:table-row>
                <table:table-cell table:style-name="Table2.A2" office:value-type="float" office:value="5">
                  <text:p text:style-name="Table_20_Contents"><text:change-start text:change-id="ct658983600"/>5<text:change-end text:change-id="ct658983600"/></text:p>
                </table:table-cell>
                <table:table-cell table:style-name="Table2.B2" office:value-type="string">
                  <text:p text:style-name="Table_20_Contents"><text:change-start text:change-id="ct658983808"/>Reserved<text:change-end text:change-id="ct658983808"/></text:p>
                </table:table-cell>
                <table:table-cell table:style-name="Table2.B2" office:value-type="string">
                  <text:p text:style-name="Table_20_Contents"><text:change-start text:change-id="ct658984016"/>white/blue<text:change-end text:change-id="ct658984016"/></text:p>
                </table:table-cell>
                <table:table-cell table:style-name="Table2.D2" office:value-type="string">
                  <text:p text:style-name="Table_20_Contents"><text:change-start text:change-id="ct658984144"/>white/blue<text:change-end text:change-id="ct658984144"/></text:p>
                </table:table-cell>
              </table:table-row>
              <table:table-row>
                <table:table-cell table:style-name="Table2.A2" office:value-type="float" office:value="6">
                  <text:p text:style-name="Table_20_Contents"><text:change-start text:change-id="ct658984512"/>6<text:change-end text:change-id="ct658984512"/></text:p>
                </table:table-cell>
                <table:table-cell table:style-name="Table2.B2" office:value-type="string">
                  <text:p text:style-name="Table_20_Contents"><text:change-start text:change-id="ct658984656"/>CAN_<text:change-end text:change-id="ct658984656"/><text:change-start text:change-id="ct696698352"/>SHIELD<text:change-end text:change-id="ct696698352"/></text:p>
                </table:table-cell>
                <table:table-cell table:style-name="Table2.B2" office:value-type="string">
                  <text:p text:style-name="Table_20_Contents"><text:change-start text:change-id="ct658984816"/>orange<text:change-end text:change-id="ct658984816"/></text:p>
                </table:table-cell>
                <table:table-cell table:style-name="Table2.D2" office:value-type="string">
                  <text:p text:style-name="Table_20_Contents"><text:change-start text:change-id="ct658984992"/>green<text:change-end text:change-id="ct658984992"/></text:p>
                </table:table-cell>
              </table:table-row>
              <table:table-row>
                <table:table-cell table:style-name="Table2.A2" office:value-type="float" office:value="7">
                  <text:p text:style-name="Table_20_Contents"><text:change-start text:change-id="ct658985360"/>7<text:change-end text:change-id="ct658985360"/></text:p>
                </table:table-cell>
                <table:table-cell table:style-name="Table2.B2" office:value-type="string">
                  <text:p text:style-name="Table_20_Contents"><text:change-start text:change-id="ct659830912"/>PWR<text:change-end text:change-id="ct659830912"/><text:change-start text:change-id="ct658985520"/>_<text:change-end text:change-id="ct658985520"/><text:change text:change-id="ct658985616"/><text:change-start text:change-id="ct658991408"/>VNEG<text:change-end text:change-id="ct658991408"/></text:p>
                </table:table-cell>
                <table:table-cell table:style-name="Table2.B2" office:value-type="string">
                  <text:p text:style-name="Table_20_Contents"><text:change-start text:change-id="ct658981616"/>white/brown<text:change-end text:change-id="ct658981616"/></text:p>
                </table:table-cell>
                <table:table-cell table:style-name="Table2.D2" office:value-type="string">
                  <text:p text:style-name="Table_20_Contents"><text:change-start text:change-id="ct658991888"/>white/brown<text:change-end text:change-id="ct658991888"/></text:p>
                </table:table-cell>
              </table:table-row>
              <table:table-row>
                <table:table-cell table:style-name="Table2.A2" office:value-type="float" office:value="8">
                  <text:p text:style-name="Table_20_Contents"><text:change-start text:change-id="ct658990704"/>8<text:change-end text:change-id="ct658990704"/></text:p>
                </table:table-cell>
                <table:table-cell table:style-name="Table2.B2" office:value-type="string">
                  <text:p text:style-name="Table_20_Contents"><text:change-start text:change-id="ct659151664"/>PWR<text:change-end text:change-id="ct659151664"/><text:change-start text:change-id="ct659025104"/>_V<text:change-end text:change-id="ct659025104"/><text:change-start text:change-id="ct658985168"/>PO<text:change-end text:change-id="ct658985168"/><text:change text:change-id="ct658992064"/><text:change-start text:change-id="ct658992160"/>S<text:change-end text:change-id="ct658992160"/></text:p>
                </table:table-cell>
                <table:table-cell table:style-name="Table2.B2" office:value-type="string">
                  <text:p text:style-name="Table_20_Contents"><text:change-start text:change-id="ct658991536"/>brown<text:change-end text:change-id="ct658991536"/></text:p>
                </table:table-cell>
                <table:table-cell table:style-name="Table2.D2" office:value-type="string">
                  <text:p text:style-name="Table_20_Contents"><text:change-start text:change-id="ct658991168"/>brown<text:change-end text:change-id="ct658991168"/></text:p>
                </table:table-cell>
              </table:table-row>
            </table:table>
            <text:p text:style-name="Standard"><text:change text:change-id="ct658978656"/></text:p>
          </table:table-cell>
        </table:table-row>
      </table:table>
      <text:p text:style-name="Standard"><text:change text:change-id="ct659025360"/><text:change-start text:change-id="ct659022976"/></text:p>
      <text:p text:style-name="Standard"><text:change-end text:change-id="ct659022976"/><text:change-start text:change-id="ct658976608"/>Cables, including <text:change-end text:change-id="ct658976608"/><text:change-start text:change-id="ct658983696"/>cables attached to nodes, shall c<text:change-end text:change-id="ct658983696"/><text:change-start text:change-id="ct659023168"/>arry conductors 1 &amp; 2 as a pair, and conductors 3 &amp; 6 as a pair. Conductors 4 and 5, if present, shall be carried as a pair. Conductors 7 and 8, if present, shall be carried as a pair.</text:p>
      <text:p text:style-name="Standard"/>
      <text:p text:style-name="Standard"><text:change-end text:change-id="ct659023168"/>If two or more connections are provided, <text:change text:change-id="ct658954160"/><text:change-start text:change-id="ct666953824"/>conductors 1 through 7<text:change-end text:change-id="ct666953824"/><text:change-start text:change-id="ct658954544"/> <text:change-end text:change-id="ct658954544"/>shall be connected in parallel <text:change-start text:change-id="ct658954640"/>on all connectors <text:change-end text:change-id="ct658954640"/>with connections rated for <text:change text:change-id="ct658954736"/><text:change-start text:change-id="ct658954832"/>current of <text:change-end text:change-id="ct658954832"/><text:change-start text:change-id="ct659022832"/>at least 1A.<text:change-end text:change-id="ct659022832"/><text:change-start text:change-id="ct659132256"/> <text:change-end text:change-id="ct659132256"/><text:change-start text:change-id="ct696857392"/>If the node does not provide power on pin 8 on all connectors<text:change-end text:change-id="ct696857392"/><text:change-start text:change-id="ct658750416"/>, pin 8 on all connectors must be connected in parallel with connections rated for current of at least 1A.<text:change-end text:change-id="ct658750416"/></text:p>
      <text:p text:style-name="Standard"><text:change-start text:change-id="ct659833008"/></text:p>
      <text:p text:style-name="Standard">Nodes shall connect conductors 3 and 6 with a connection rated for a current of at least 1A.</text:p>
      <text:p text:style-name="Standard"/>
      <text:p text:style-name="Standard">A node may, but is not required to, connect conductor 7 with conductors 3 and 6.</text:p>
      <text:p text:style-name="Standard"><text:change-end text:change-id="ct659833008"/></text:p>
      <text:p text:style-name="Standard">Voltages of up to 100 volts AC or either polarity DC on the reserved conductors shall not damage the node<text:change text:change-id="ct658974144"/><text:change-start text:change-id="ct658990352"/> nor prevent normal operation of the node.<text:change-end text:change-id="ct658990352"/></text:p>
      <text:p text:style-name="Standard"/>
      <text:p text:style-name="P1">Data Transport (Normative)</text:p>
      <text:p text:style-name="Standard"/>
      <text:p text:style-name="Standard">Data shall be transferred using a CAN signal at 125kbps and CAN frame<text:change text:change-id="ct658955152"/><text:change-start text:change-id="ct658955248"/> protocol<text:change-end text:change-id="ct658955248"/>. The bit slew rate of the CAN signal, as transmitted, shall be less than 10V/microsecond and more than 4V/microsecond.</text:p>
      <text:p text:style-name="Standard"/>
      <text:p text:style-name="P1">Supply of Power (Normative)</text:p>
      <text:p text:style-name="Standard"/>
      <text:p text:style-name="Standard"><text:change-start text:change-id="ct658977968"/>A n<text:change-end text:change-id="ct658977968"/><text:change text:change-id="ct659024048"/>ode<text:change text:change-id="ct658955760"/> may, but <text:change text:change-id="ct658954960"/><text:change-start text:change-id="ct658955440"/>is<text:change-end text:change-id="ct658955440"/> not required to, provide power to the cable<text:change-start text:change-id="ct659024352"/> PWR_V<text:change-end text:change-id="ct659024352"/><text:change text:change-id="ct659024448"/><text:change-start text:change-id="ct658956160"/>POS<text:change-end text:change-id="ct658956160"/><text:change-start text:change-id="ct658956256"/>/<text:change-end text:change-id="ct658956256"/><text:change text:change-id="ct659074144"/><text:change-start text:change-id="ct658187584"/>PWR<text:change-end text:change-id="ct658187584"/><text:change-start text:change-id="ct659089760"/>_VNEG<text:change-end text:change-id="ct659089760"/><text:change-start text:change-id="ct658956544"/> conductor<text:change-end text:change-id="ct658956544"/><text:change-start text:change-id="ct658956640"/>s<text:change-end text:change-id="ct658956640"/>.<text:change-start text:change-id="ct658956736"/> <text:s/><text:change-end text:change-id="ct658956736"/><text:change text:change-id="ct659915360"/><text:change text:change-id="ct658956832"/><text:change text:change-id="ct660162896"/><text:change text:change-id="ct659077120"/><text:change text:change-id="ct658274224"/><text:change-start text:change-id="ct658956928"/><text:s text:c="2"/><text:change-end text:change-id="ct658956928"/><text:s text:c="2"/>If <text:change text:change-id="ct658957024"/><text:change-start text:change-id="ct658957120"/>a node <text:change-end text:change-id="ct658957120"/><text:change-start text:change-id="ct658977184"/>provides power<text:change-end text:change-id="ct658977184"/>, <text:change-start text:change-id="ct658956016"/>it <text:change-end text:change-id="ct658956016"/><text:change text:change-id="ct658957344"/>shall provide at least 9VDC and no more than 15VDC from zero current draw up to <text:change text:change-id="ct658956448"/><text:change-start text:change-id="ct658957504"/>its<text:change-end text:change-id="ct658957504"/> specified maximum current. <text:change text:change-id="ct658957712"/><text:change-start text:change-id="ct658977280"/>Its<text:change-end text:change-id="ct658977280"/> specified maximum current shall not exceed 1A. The specified maximum current shall be permanently written on the node in a location visible to the user.<text:change-start text:change-id="ct696061408"/> This label is required whether or not the node provides power to the cable.<text:change-end text:change-id="ct696061408"/> <text:s/>(needs a “shall withstand” clause for applied external voltage?)(needs a “shall withstand short circuits on the output ...”?)</text:p>
      <text:p text:style-name="Standard"/>
      <text:p text:style-name="P1">Consumption of Power (Normative)</text:p>
      <text:p text:style-name="Standard"/>
      <text:p text:style-name="Standard">Nodes may, but are not required to, draw power from the <text:change-start text:change-id="ct659127904"/>PWR<text:change-end text:change-id="ct659127904"/><text:change-start text:change-id="ct658957936"/>_VPOS/PWR_VNEG conductors in the <text:change-end text:change-id="ct658957936"/>cable. <text:change text:change-id="ct658958128"/><text:change text:change-id="ct658958032"/><text:s/>Nodes shall not draw more than <text:change-start text:change-id="ct658958256"/>2<text:change-end text:change-id="ct658958256"/><text:change text:change-id="ct658958480"/><text:change text:change-id="ct658958384"/><text:change-start text:change-id="ct658990560"/>5<text:change-end text:change-id="ct658990560"/>0mA <text:change text:change-id="ct659023424"/><text:change-start text:change-id="ct658959008"/>at<text:change-end text:change-id="ct658959008"/> any <text:change-start text:change-id="ct696519936"/>PWR<text:change-end text:change-id="ct696519936"/><text:change-start text:change-id="ct658958784"/>_VPOS/PWR_VNEG <text:change-end text:change-id="ct658958784"/>voltage from 7.5VDC to 15VDC. <text:s/>Nodes shall operate properly with a supply voltage of 7.5VDC to 15VDC on the <text:change text:change-id="ct658959424"/><text:change-start text:change-id="ct659069632"/>PWR_VPOS/PWR_VNEG<text:change-end text:change-id="ct659069632"/><text:change-start text:change-id="ct658959520"/> conductor<text:change-end text:change-id="ct658959520"/><text:change-start text:change-id="ct660163136"/>s<text:change-end text:change-id="ct660163136"/>. <text:change-start text:change-id="ct658958608"/>The maximum current drawn by each node shall be permanently written on that node in a location visible to the user. This label is required whether or not the node draws power from the cable. <text:change-end text:change-id="ct658958608"/>(needs a “shall withstand” clause for applied external voltage?)<text:soft-page-break/>(needs a discussion of isolation, ala Dick's vampire diodes?<text:change-start text:change-id="ct658958880"/> Or leave that for implementors?<text:change-end text:change-id="ct658958880"/>)</text:p>
      <text:p text:style-name="Standard"><text:change-start text:change-id="ct658338592"/></text:p>
      <text:p text:style-name="P1"><text:change-end text:change-id="ct658338592"/><text:change text:change-id="ct658855488"/><text:change-start text:change-id="ct666942000"/>Power, <text:change-end text:change-id="ct666942000"/><text:change-start text:change-id="ct696923440"/><text:change-start text:change-id="ct658861952"/>Ground<text:change-end text:change-id="ct696923440"/> and Bypassing (Informative)</text:p>
      <text:p text:style-name="Standard"/>
      <text:p text:style-name="Standard">For improved noise immunity, nodes may connect conductor 7 to conductors 3 and 6 through a decoupling network such as a 10 ohm resistor in parallel to a 0.1 uF capacitor.<text:change-end text:change-id="ct658861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29T12:31:09</meta:creation-date>
    <dc:date>2010-08-30T23:03:55</dc:date>
    <dc:creator>Bob Jacobsen</dc:creator>
    <meta:editing-duration>PT02H42M02S</meta:editing-duration>
    <meta:editing-cycles>35</meta:editing-cycles>
    <meta:generator>OpenOffice.org/3.2$Unix OpenOffice.org_project/320m18$Build-9502</meta:generator>
    <meta:printed-by>Bob Jacobsen</meta:printed-by>
    <meta:print-date>2010-08-29T15:58:56</meta:print-date>
    <meta:document-statistic meta:table-count="2" meta:image-count="0" meta:object-count="0" meta:page-count="3" meta:paragraph-count="100" meta:word-count="933" meta:character-count="5406"/>
  </office:meta>
</office:document-meta>
</file>